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5a1e" officeooo:paragraph-rsid="0006dd6c"/>
    </style:style>
    <style:style style:name="P2" style:family="paragraph" style:parent-style-name="Standard" style:list-style-name="L1">
      <style:text-properties officeooo:rsid="000c2587" officeooo:paragraph-rsid="0006dd6c"/>
    </style:style>
    <style:style style:name="P3" style:family="paragraph" style:parent-style-name="Standard">
      <style:text-properties officeooo:rsid="000c2587" officeooo:paragraph-rsid="0006dd6c"/>
    </style:style>
    <style:style style:name="P4" style:family="paragraph" style:parent-style-name="Standard" style:list-style-name="L4">
      <style:text-properties officeooo:rsid="000e1ee1" officeooo:paragraph-rsid="0006dd6c"/>
    </style:style>
    <style:style style:name="P5" style:family="paragraph" style:parent-style-name="Standard" style:list-style-name="L5">
      <style:text-properties officeooo:rsid="000e1ee1" officeooo:paragraph-rsid="0006dd6c"/>
    </style:style>
    <style:style style:name="P6" style:family="paragraph" style:parent-style-name="Standard">
      <style:text-properties officeooo:rsid="000e1ee1" officeooo:paragraph-rsid="0006dd6c"/>
    </style:style>
    <style:style style:name="P7" style:family="paragraph" style:parent-style-name="Standard">
      <style:text-properties officeooo:rsid="000e1ee1" officeooo:paragraph-rsid="00077fc9"/>
    </style:style>
    <style:style style:name="P8" style:family="paragraph" style:parent-style-name="Standard" style:list-style-name="L5">
      <style:text-properties officeooo:rsid="000fc96f" officeooo:paragraph-rsid="0006dd6c"/>
    </style:style>
    <style:style style:name="P9" style:family="paragraph" style:parent-style-name="Standard">
      <style:text-properties officeooo:rsid="000fc96f" officeooo:paragraph-rsid="0006dd6c"/>
    </style:style>
    <style:style style:name="P10" style:family="paragraph" style:parent-style-name="Standard" style:list-style-name="L5">
      <style:text-properties officeooo:rsid="00077fc9" officeooo:paragraph-rsid="00077fc9"/>
    </style:style>
    <style:style style:name="P11" style:family="paragraph" style:parent-style-name="Standard" style:list-style-name="L4">
      <style:paragraph-properties fo:margin-left="2.223cm" fo:margin-right="0cm" fo:text-indent="-0.635cm" style:auto-text-indent="false"/>
      <style:text-properties officeooo:paragraph-rsid="0006dd6c"/>
    </style:style>
    <style:style style:name="P12" style:family="paragraph" style:parent-style-name="Standard" style:list-style-name="L4">
      <style:paragraph-properties fo:margin-left="2.223cm" fo:margin-right="0cm" fo:text-indent="-0.635cm" style:auto-text-indent="false"/>
      <style:text-properties officeooo:rsid="0006dd6c" officeooo:paragraph-rsid="0006dd6c"/>
    </style:style>
    <style:style style:name="P13" style:family="paragraph" style:parent-style-name="Standard">
      <style:paragraph-properties fo:margin-left="1.482cm" fo:margin-right="0cm" fo:text-indent="0cm" style:auto-text-indent="false"/>
      <style:text-properties officeooo:paragraph-rsid="0006dd6c"/>
    </style:style>
    <style:style style:name="P14" style:family="paragraph" style:parent-style-name="Standard">
      <style:paragraph-properties fo:margin-left="1.482cm" fo:margin-right="0cm" fo:text-indent="0cm" style:auto-text-indent="false"/>
      <style:text-properties officeooo:rsid="00077fc9" officeooo:paragraph-rsid="00077fc9"/>
    </style:style>
    <style:style style:name="P15" style:family="paragraph" style:parent-style-name="Standard">
      <style:paragraph-properties fo:margin-left="1.482cm" fo:margin-right="0cm" fo:text-indent="0cm" style:auto-text-indent="false"/>
      <style:text-properties officeooo:rsid="0006dd6c" officeooo:paragraph-rsid="00077fc9"/>
    </style:style>
    <style:style style:name="P16" style:family="paragraph" style:parent-style-name="Heading_20_2">
      <style:text-properties officeooo:paragraph-rsid="0006dd6c"/>
    </style:style>
    <style:style style:name="P17" style:family="paragraph" style:parent-style-name="Heading_20_2">
      <style:text-properties officeooo:paragraph-rsid="0006dd6c"/>
    </style:style>
    <style:style style:name="P18" style:family="paragraph" style:parent-style-name="Heading_20_1">
      <style:text-properties officeooo:paragraph-rsid="0006dd6c"/>
    </style:style>
    <style:style style:name="P19" style:family="paragraph" style:parent-style-name="Heading_20_1">
      <style:text-properties officeooo:paragraph-rsid="0006dd6c"/>
    </style:style>
    <style:style style:name="T1" style:family="text">
      <style:text-properties officeooo:rsid="000f1ac1"/>
    </style:style>
    <style:style style:name="T2" style:family="text">
      <style:text-properties officeooo:rsid="000d1349"/>
    </style:style>
    <style:style style:name="T3" style:family="text">
      <style:text-properties officeooo:rsid="000e1ee1"/>
    </style:style>
    <style:style style:name="T4" style:family="text">
      <style:text-properties officeooo:rsid="0006dd6c"/>
    </style:style>
    <style:style style:name="T5" style:family="text">
      <style:text-properties officeooo:rsid="00077f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Visual Design</text:h>
      <text:h text:style-name="P16" text:outline-level="2" text:is-list-header="true"><text:span text:style-name="T1">M</text:span>odern, simple <text:span text:style-name="T1">and</text:span> clean <text:span text:style-name="T1">look</text:span> <text:span text:style-name="T2">to deliver a clear band</text:span></text:h>
      <text:list xml:id="list1944073848" text:style-name="L1">
        <text:list-item>
          <text:p text:style-name="P2"><text:span text:style-name="T2">one</text:span> <text:span text:style-name="T2">basic color – black?</text:span></text:p>
        </text:list-item>
        <text:list-item>
          <text:p text:style-name="P2"><text:span text:style-name="T3">one cover photo and</text:span> <text:span text:style-name="T3">one sentence message to give customer a first good impression in 3 secs</text:span></text:p>
        </text:list-item>
        <text:list-item>
          <text:p text:style-name="P2"><text:span text:style-name="T3">photos, photos, photos!</text:span></text:p>
        </text:list-item>
      </text:list>
      <text:p text:style-name="P3"/>
      <text:h text:style-name="P17" text:outline-level="2" text:is-list-header="true">Structure <text:span text:style-name="T1">of the content</text:span></text:h>
      <text:list xml:id="list2267358998" text:style-name="L4">
        <text:list-item>
          <text:p text:style-name="P4">Most important content in home page</text:p>
        </text:list-item>
      </text:list>
      <text:p text:style-name="P7"><text:tab/><text:tab/></text:p>
      <text:p text:style-name="P7"><text:span text:style-name="T5"><text:tab/><text:tab/>keywords:</text:span></text:p>
      <text:list xml:id="list115848269224933" text:continue-numbering="true" text:style-name="L4">
        <text:list-header>
          <text:p text:style-name="P11"><text:span text:style-name="T4">Free Quotations</text:span></text:p>
          <text:p text:style-name="P11">Property Managers, Strata Managers, builders and residential clients</text:p>
          <text:p text:style-name="P11">Established in 2005 – <text:span text:style-name="T4">More than 13 years Experience? </text:span>over 25 years in the industry?</text:p>
          <text:p text:style-name="P12">certified and licensed Roof Tiler and Roof Plumber, <text:span text:style-name="T5">Licensed number</text:span></text:p>
        </text:list-header>
      </text:list>
      <text:p text:style-name="P13"><text:span text:style-name="T4"><text:tab/></text:span>all repairs for 2 years and all new roofs for 7 years <text:span text:style-name="T4">warranty</text:span></text:p>
      <text:p text:style-name="P13"><text:tab/>members of the Master Tilers and Slaters Association</text:p>
      <text:p text:style-name="P13"/>
      <text:p text:style-name="P14">home page</text:p>
      <text:p text:style-name="P14">Our services</text:p>
      <text:p text:style-name="P14">About us</text:p>
      <text:p text:style-name="P14">Testimonials</text:p>
      <text:p text:style-name="P15"/>
      <text:list xml:id="list115846837961608" text:continue-numbering="true" text:style-name="L4">
        <text:list-item>
          <text:p text:style-name="P4"><text:s/>Using subtitle and photos to help customer read</text:p>
        </text:list-item>
      </text:list>
      <text:p text:style-name="P6"/>
      <text:h text:style-name="P18" text:outline-level="1">Tech<text:span text:style-name="T1">nical Design</text:span></text:h>
      <text:list xml:id="list3963482791" text:style-name="L5">
        <text:list-item>
          <text:p text:style-name="P5">Responsive design and mobile-friendliness</text:p>
        </text:list-item>
        <text:list-item>
          <text:p text:style-name="P5">Fast load speeds</text:p>
        </text:list-item>
        <text:list-item>
          <text:p text:style-name="P10">Google friendly</text:p>
          <text:list>
            <text:list-item>
              <text:p text:style-name="P8">description </text:p>
            </text:list-item>
            <text:list-item>
              <text:p text:style-name="P8">keyword in first 100 words</text:p>
            </text:list-item>
          </text:list>
        </text:list-item>
      </text:list>
      <text:p text:style-name="P9"><text:a xlink:type="simple" xlink:href="https://moz.com/blog/absolute-beginners-guide-to-google-analytics" text:style-name="Internet_20_link" text:visited-style-name="Visited_20_Internet_20_Link"/></text:p>
      <text:p text:style-name="P9"/>
      <text:h text:style-name="Heading_20_1" text:outline-level="1">Hosting and Maintenance</text:h>
      <text:list xml:id="list115848522728498" text:continue-numbering="true" text:style-name="L5">
        <text:list-header>
          <text:p text:style-name="P8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39:55.294842263</meta:creation-date>
    <dc:date>2018-05-07T11:58:46.459652649</dc:date>
    <meta:editing-duration>PT8M41S</meta:editing-duration>
    <meta:editing-cycles>1</meta:editing-cycles>
    <meta:document-statistic meta:table-count="0" meta:image-count="0" meta:object-count="0" meta:page-count="1" meta:paragraph-count="28" meta:word-count="155" meta:character-count="884" meta:non-whitespace-character-count="763"/>
    <meta:generator>LibreOffice/5.4.5.1$Linux_X86_64 LibreOffice_project/40m0$Build-1</meta:generator>
  </office:meta>
</office:document-meta>
</file>